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2<text:tab/>6<text:tab/>20<text:tab/>5<text:tab/>101</text:span></text:p>
      <text:p text:style-name="P2"><text:span text:style-name="T2_1">535.61<text:tab/>535.20<text:tab/>535.13<text:tab/>532.11<text:tab/>530.81<text:tab/>525.35<text:tab/>0.80<text:tab/>0.80<text:tab/>0.80<text:tab/>0.80<text:tab/>0.80</text:span></text:p>
      <text:p text:style-name="P3"><text:span text:style-name="T3_1">536.22<text:tab/>535.79<text:tab/>535.74<text:tab/>532.71<text:tab/>531.36<text:tab/>525.70<text:tab/>0.91<text:tab/>0.89<text:tab/>0.72<text:tab/>0.83<text:tab/>0.68</text:span></text:p>
      <text:p text:style-name="P4"><text:span text:style-name="T4_1">536.12<text:tab/>535.70<text:tab/>535.60<text:tab/>532.44<text:tab/>531.13<text:tab/>525.79<text:tab/>0.97<text:tab/>0.70<text:tab/>1.03<text:tab/>0.94<text:tab/>0.76</text:span></text:p>
      <text:p text:style-name="P5"><text:span text:style-name="T5_1">534.71<text:tab/>534.33<text:tab/>534.27<text:tab/>531.44<text:tab/>530.20<text:tab/>524.91<text:tab/>0.60<text:tab/>0.86<text:tab/>0.74<text:tab/>0.83<text:tab/>0.86</text:span></text:p>
      <text:p text:style-name="P6"><text:span text:style-name="T6_1">535.55<text:tab/>535.15<text:tab/>535.05<text:tab/>531.94<text:tab/>530.63<text:tab/>525.23<text:tab/>0.83<text:tab/>0.79<text:tab/>0.90<text:tab/>0.82<text:tab/>1.03</text:span></text:p>
      <text:p text:style-name="P7"><text:span text:style-name="T7_1">536.92<text:tab/>536.48<text:tab/>536.41<text:tab/>533.13<text:tab/>531.71<text:tab/>525.92<text:tab/>1.04<text:tab/>0.61<text:tab/>0.80<text:tab/>0.60<text:tab/>0.60</text:span></text:p>
      <text:p text:style-name="P8"><text:span text:style-name="T8_1">536.07<text:tab/>535.64<text:tab/>535.66<text:tab/>532.99<text:tab/>531.68<text:tab/>526.00<text:tab/>0.77<text:tab/>0.88<text:tab/>0.80<text:tab/>0.60<text:tab/>0.60</text:span></text:p>
      <text:p text:style-name="P9"><text:span text:style-name="T9_1">535.55<text:tab/>535.14<text:tab/>535.14<text:tab/>532.44<text:tab/>531.16<text:tab/>525.59<text:tab/>0.71<text:tab/>1.02<text:tab/>0.88<text:tab/>0.68<text:tab/>1.01</text:span></text:p>
      <text:p text:style-name="P10"><text:span text:style-name="T10_1">535.67<text:tab/>535.26<text:tab/>535.24<text:tab/>532.45<text:tab/>531.15<text:tab/>525.56<text:tab/>0.76<text:tab/>1.02<text:tab/>0.86<text:tab/>0.72<text:tab/>1.03</text:span></text:p>
      <text:p text:style-name="P11"><text:span text:style-name="T11_1">535.39<text:tab/>534.99<text:tab/>534.92<text:tab/>531.99<text:tab/>530.74<text:tab/>525.45<text:tab/>0.74<text:tab/>0.60<text:tab/>1.05<text:tab/>0.63<text:tab/>0.84</text:span></text:p>
      <text:p text:style-name="P12"><text:span text:style-name="T12_1">535.05<text:tab/>534.67<text:tab/>534.57<text:tab/>531.54<text:tab/>530.26<text:tab/>524.95<text:tab/>0.74<text:tab/>0.93<text:tab/>0.76<text:tab/>0.96<text:tab/>1.05</text:span></text:p>
      <text:p text:style-name="P13"><text:span text:style-name="T13_1">535.01<text:tab/>534.62<text:tab/>534.58<text:tab/>531.86<text:tab/>530.66<text:tab/>525.55<text:tab/>0.63<text:tab/>0.60<text:tab/>1.05<text:tab/>0.71<text:tab/>0.60</text:span></text:p>
      <text:p text:style-name="P14"><text:span text:style-name="T14_1">536.89<text:tab/>536.45<text:tab/>536.36<text:tab/>532.94<text:tab/>531.48<text:tab/>525.48<text:tab/>1.05<text:tab/>0.74<text:tab/>0.60<text:tab/>0.60<text:tab/>0.80</text:span></text:p>
      <text:p text:style-name="P15"><text:span text:style-name="T15_1">535.03<text:tab/>534.64<text:tab/>534.61<text:tab/>531.93<text:tab/>530.73<text:tab/>525.56<text:tab/>0.63<text:tab/>0.74<text:tab/>1.05<text:tab/>0.75<text:tab/>0.74</text:span></text:p>
      <text:p text:style-name="P16"><text:span text:style-name="T16_1">535.59<text:tab/>535.17<text:tab/>535.18<text:tab/>532.52<text:tab/>531.24<text:tab/>525.67<text:tab/>0.71<text:tab/>1.03<text:tab/>0.89<text:tab/>0.68<text:tab/>0.97</text:span></text:p>
      <text:p text:style-name="P17"><text:span text:style-name="T17_1">535.45<text:tab/>535.04<text:tab/>535.03<text:tab/>532.33<text:tab/>531.04<text:tab/>525.48<text:tab/>0.69<text:tab/>1.01<text:tab/>0.84<text:tab/>0.67<text:tab/>1.01</text:span></text:p>
      <text:p text:style-name="P18"><text:span text:style-name="T18_1">534.78<text:tab/>534.40<text:tab/>534.35<text:tab/>531.62<text:tab/>530.41<text:tab/>525.22<text:tab/>0.60<text:tab/>0.79<text:tab/>0.90<text:tab/>0.82<text:tab/>0.76</text:span></text:p>
      <text:p text:style-name="P19"><text:span text:style-name="T19_1">534.88<text:tab/>534.49<text:tab/>534.43<text:tab/>531.63<text:tab/>530.41<text:tab/>525.17<text:tab/>0.60<text:tab/>0.60<text:tab/>0.92<text:tab/>0.60<text:tab/>0.74</text:span></text:p>
      <text:p text:style-name="P20"><text:span text:style-name="T20_1">536.15<text:tab/>535.72<text:tab/>535.76<text:tab/>533.21<text:tab/>531.93<text:tab/>526.40<text:tab/>0.77<text:tab/>0.87<text:tab/>1.05<text:tab/>0.62<text:tab/>0.60</text:span></text:p>
      <text:p text:style-name="P21"><text:span text:style-name="T21_1">535.15<text:tab/>534.75<text:tab/>534.76<text:tab/>532.25<text:tab/>531.04<text:tab/>525.70<text:tab/>0.60<text:tab/>0.87<text:tab/>1.05<text:tab/>0.62<text:tab/>0.87</text:span></text:p>
      <text:p text:style-name="P22"><text:span text:style-name="T22_1">535.31<text:tab/>534.91<text:tab/>534.90<text:tab/>532.20<text:tab/>530.93<text:tab/>525.43<text:tab/>0.67<text:tab/>0.98<text:tab/>0.86<text:tab/>0.69<text:tab/>0.99</text:span></text:p>
      <text:p text:style-name="P23"><text:span text:style-name="T23_1">535.70<text:tab/>535.28<text:tab/>535.29<text:tab/>532.62<text:tab/>531.34<text:tab/>525.76<text:tab/>0.73<text:tab/>1.05<text:tab/>0.92<text:tab/>0.69<text:tab/>0.99</text:span></text:p>
      <text:p text:style-name="P24"><text:span text:style-name="T24_1">534.82<text:tab/>534.44<text:tab/>534.37<text:tab/>531.55<text:tab/>530.35<text:tab/>525.22<text:tab/>0.62<text:tab/>0.65<text:tab/>1.05<text:tab/>0.71<text:tab/>0.87</text:span></text:p>
      <text:p text:style-name="P25"><text:span text:style-name="T25_1">534.82<text:tab/>534.44<text:tab/>534.38<text:tab/>531.59<text:tab/>530.38<text:tab/>525.22<text:tab/>0.60<text:tab/>0.60<text:tab/>1.05<text:tab/>0.60<text:tab/>0.87</text:span></text:p>
      <text:p text:style-name="P26"><text:span text:style-name="T26_1">534.61<text:tab/>534.25<text:tab/>534.06<text:tab/>530.70<text:tab/>529.43<text:tab/>524.41<text:tab/>0.74<text:tab/>0.60<text:tab/>0.78<text:tab/>1.02<text:tab/>1.01</text:span></text:p>
      <text:p text:style-name="P27"><text:span text:style-name="T27_1">535.58<text:tab/>535.17<text:tab/>535.16<text:tab/>532.46<text:tab/>531.18<text:tab/>525.65<text:tab/>0.73<text:tab/>1.04<text:tab/>0.91<text:tab/>0.74<text:tab/>1.00</text:span></text:p>
      <text:p text:style-name="P28"><text:span text:style-name="T28_1">534.84<text:tab/>534.46<text:tab/>534.40<text:tab/>531.62<text:tab/>530.41<text:tab/>525.25<text:tab/>0.61<text:tab/>0.65<text:tab/>1.05<text:tab/>0.66<text:tab/>0.87</text:span></text:p>
      <text:p text:style-name="P29"><text:span text:style-name="T29_1">535.22<text:tab/>534.83<text:tab/>534.74<text:tab/>531.72<text:tab/>530.44<text:tab/>525.11<text:tab/>0.74<text:tab/>0.74<text:tab/>0.92<text:tab/>0.74<text:tab/>1.01</text:span></text:p>
      <text:p text:style-name="P30"><text:span text:style-name="T30_1">534.25<text:tab/>533.89<text:tab/>533.74<text:tab/>530.63<text:tab/>529.42<text:tab/>524.47<text:tab/>0.60<text:tab/>0.60<text:tab/>0.92<text:tab/>0.89<text:tab/>1.05</text:span></text:p>
      <text:p text:style-name="P31"><text:span text:style-name="T31_1">535.52<text:tab/>535.11<text:tab/>535.11<text:tab/>532.42<text:tab/>531.14<text:tab/>525.60<text:tab/>0.71<text:tab/>1.03<text:tab/>0.90<text:tab/>0.70<text:tab/>1.02</text:span></text:p>
      <text:p text:style-name="P32"><text:span text:style-name="T32_1">535.23<text:tab/>534.84<text:tab/>534.76<text:tab/>531.82<text:tab/>530.56<text:tab/>525.30<text:tab/>0.74<text:tab/>0.74<text:tab/>1.05<text:tab/>0.74<text:tab/>1.05</text:span></text:p>
      <text:p text:style-name="P33"><text:span text:style-name="T33_1">535.05<text:tab/>534.67<text:tab/>534.55<text:tab/>531.45<text:tab/>530.20<text:tab/>525.04<text:tab/>0.74<text:tab/>0.60<text:tab/>1.05<text:tab/>0.75<text:tab/>1.05</text:span></text:p>
      <text:p text:style-name="P34"><text:span text:style-name="T34_1">535.56<text:tab/>535.15<text:tab/>535.14<text:tab/>532.43<text:tab/>531.15<text:tab/>525.61<text:tab/>0.72<text:tab/>1.03<text:tab/>0.90<text:tab/>0.71<text:tab/>1.02</text:span></text:p>
      <text:p text:style-name="P35"><text:span text:style-name="T35_1">534.83<text:tab/>534.45<text:tab/>534.39<text:tab/>531.60<text:tab/>530.39<text:tab/>525.21<text:tab/>0.61<text:tab/>0.67<text:tab/>1.01<text:tab/>0.67<text:tab/>0.87</text:span></text:p>
      <text:p text:style-name="P36"><text:span text:style-name="T36_1">535.16<text:tab/>534.78<text:tab/>534.65<text:tab/>531.40<text:tab/>530.09<text:tab/>524.67<text:tab/>0.74<text:tab/>0.60<text:tab/>0.78<text:tab/>0.60<text:tab/>1.05</text:span></text:p>
      <text:p text:style-name="P37"><text:span text:style-name="T37_1">534.32<text:tab/>533.96<text:tab/>533.83<text:tab/>530.77<text:tab/>529.56<text:tab/>524.58<text:tab/>0.60<text:tab/>0.61<text:tab/>0.93<text:tab/>0.86<text:tab/>1.02</text:span></text:p>
      <text:p text:style-name="P38"><text:span text:style-name="T38_1">535.43<text:tab/>535.03<text:tab/>535.01<text:tab/>532.28<text:tab/>531.00<text:tab/>525.51<text:tab/>0.71<text:tab/>1.00<text:tab/>0.89<text:tab/>0.73<text:tab/>1.01</text:span></text:p>
      <text:p text:style-name="P39"><text:span text:style-name="T39_1">534.84<text:tab/>534.46<text:tab/>534.40<text:tab/>531.61<text:tab/>530.40<text:tab/>525.24<text:tab/>0.61<text:tab/>0.66<text:tab/>1.05<text:tab/>0.67<text:tab/>0.90</text:span></text:p>
      <text:p text:style-name="P40"><text:span text:style-name="T40_1">534.74<text:tab/>534.36<text:tab/>534.29<text:tab/>531.49<text:tab/>530.28<text:tab/>525.15<text:tab/>0.60<text:tab/>0.65<text:tab/>1.04<text:tab/>0.68<text:tab/>0.91</text:span></text:p>
      <text:p text:style-name="P41"><text:span text:style-name="T41_1">534.71<text:tab/>534.34<text:tab/>534.26<text:tab/>531.44<text:tab/>530.22<text:tab/>525.01<text:tab/>0.60<text:tab/>0.74<text:tab/>0.92<text:tab/>0.74<text:tab/>0.92</text:span></text:p>
      <text:p text:style-name="P42"><text:span text:style-name="T42_1">535.03<text:tab/>534.65<text:tab/>534.50<text:tab/>531.16<text:tab/>529.84<text:tab/>524.47<text:tab/>0.74<text:tab/>0.60<text:tab/>0.65<text:tab/>0.74<text:tab/>0.92</text:span></text:p>
      <text:p text:style-name="P43"><text:span text:style-name="T43_1">534.29<text:tab/>533.93<text:tab/>533.79<text:tab/>530.67<text:tab/>529.46<text:tab/>524.48<text:tab/>0.61<text:tab/>0.60<text:tab/>0.91<text:tab/>0.87<text:tab/>1.05</text:span></text:p>
      <text:p text:style-name="P44"><text:span text:style-name="T44_1">535.38<text:tab/>534.98<text:tab/>534.94<text:tab/>532.15<text:tab/>530.87<text:tab/>525.38<text:tab/>0.71<text:tab/>0.99<text:tab/>0.86<text:tab/>0.74<text:tab/>1.05</text:span></text:p>
      <text:p text:style-name="P45"><text:span text:style-name="T45_1">535.46<text:tab/>535.05<text:tab/>535.03<text:tab/>532.29<text:tab/>531.01<text:tab/>525.52<text:tab/>0.71<text:tab/>0.99<text:tab/>0.92<text:tab/>0.71<text:tab/>1.04</text:span></text:p>
      <text:p text:style-name="P46"><text:span text:style-name="T46_1">534.87<text:tab/>534.49<text:tab/>534.42<text:tab/>531.60<text:tab/>530.39<text:tab/>525.20<text:tab/>0.62<text:tab/>0.67<text:tab/>1.02<text:tab/>0.66<text:tab/>0.92</text:span></text:p>
      <text:p text:style-name="P47"><text:span text:style-name="T47_1">534.69<text:tab/>534.32<text:tab/>534.24<text:tab/>531.42<text:tab/>530.22<text:tab/>525.11<text:tab/>0.60<text:tab/>0.64<text:tab/>1.04<text:tab/>0.70<text:tab/>0.90</text:span></text:p>
      <text:p text:style-name="P48"><text:span text:style-name="T48_1">534.63<text:tab/>534.27<text:tab/>534.08<text:tab/>530.69<text:tab/>529.39<text:tab/>524.25<text:tab/>0.74<text:tab/>0.74<text:tab/>0.60<text:tab/>1.05<text:tab/>1.05</text:span></text:p>
      <text:p text:style-name="P49"><text:span text:style-name="T49_1">534.29<text:tab/>533.93<text:tab/>533.79<text:tab/>530.73<text:tab/>529.53<text:tab/>524.59<text:tab/>0.60<text:tab/>0.60<text:tab/>0.97<text:tab/>0.87<text:tab/>1.05</text:span></text:p>
      <text:p text:style-name="P50"><text:span text:style-name="T50_1">534.21<text:tab/>533.86<text:tab/>533.70<text:tab/>530.57<text:tab/>529.35<text:tab/>524.40<text:tab/>0.60<text:tab/>0.63<text:tab/>0.86<text:tab/>0.92<text:tab/>1.05</text:span></text:p>
      <text:p text:style-name="P51"><text:span text:style-name="T51_1">535.98<text:tab/>535.57<text:tab/>535.45<text:tab/>532.10<text:tab/>530.73<text:tab/>525.14<text:tab/>0.90<text:tab/>0.62<text:tab/>0.63<text:tab/>0.75<text:tab/>0.62</text:span></text:p>
      <text:p text:style-name="P52"><text:span text:style-name="T52_1">533.98<text:tab/>533.64<text:tab/>533.45<text:tab/>530.20<text:tab/>529.00<text:tab/>524.16<text:tab/>0.60<text:tab/>0.60<text:tab/>0.80<text:tab/>1.05<text:tab/>1.05</text:span></text:p>
      <text:p text:style-name="P53"><text:span text:style-name="T53_1">534.27<text:tab/>533.91<text:tab/>533.79<text:tab/>530.90<text:tab/>529.73<text:tab/>524.87<text:tab/>0.60<text:tab/>0.75<text:tab/>1.05<text:tab/>1.05<text:tab/>1.05</text:span></text:p>
      <text:p text:style-name="P54"><text:span text:style-name="T54_1">535.30<text:tab/>534.91<text:tab/>534.81<text:tab/>531.72<text:tab/>530.44<text:tab/>525.12<text:tab/>0.77<text:tab/>0.74<text:tab/>0.76<text:tab/>0.89<text:tab/>0.74</text:span></text:p>
      <text:p text:style-name="P55"><text:span text:style-name="T55_1">535.19<text:tab/>534.78<text:tab/>534.80<text:tab/>532.30<text:tab/>531.09<text:tab/>525.78<text:tab/>0.60<text:tab/>0.81<text:tab/>1.05<text:tab/>0.60<text:tab/>0.75</text:span></text:p>
      <text:p text:style-name="P56"><text:span text:style-name="T56_1">535.23<text:tab/>534.84<text:tab/>534.73<text:tab/>531.60<text:tab/>530.32<text:tab/>524.96<text:tab/>0.74<text:tab/>0.60<text:tab/>0.91<text:tab/>0.60<text:tab/>1.02</text:span></text:p>
      <text:p text:style-name="P57"><text:span text:style-name="T57_1">537.15<text:tab/>536.69<text:tab/>536.67<text:tab/>533.58<text:tab/>532.19<text:tab/>526.41<text:tab/>1.05<text:tab/>0.75<text:tab/>1.03<text:tab/>0.60<text:tab/>0.76</text:span></text:p>
      <text:p text:style-name="P58"><text:span text:style-name="T58_1">531.62<text:tab/>531.34<text:tab/>531.19<text:tab/>528.62<text:tab/>527.69<text:tab/>523.38<text:tab/>0.63<text:tab/>0.74<text:tab/>1.05<text:tab/>0.81<text:tab/>1.04</text:span></text:p>
      <text:p text:style-name="P59"><text:span text:style-name="T59_1">535.64<text:tab/>535.24<text:tab/>535.10<text:tab/>531.86<text:tab/>530.57<text:tab/>525.40<text:tab/>0.90<text:tab/>0.60<text:tab/>0.90<text:tab/>1.05<text:tab/>0.60</text:span></text:p>
      <text:p text:style-name="P60"><text:span text:style-name="T60_1">536.61<text:tab/>536.18<text:tab/>536.08<text:tab/>532.74<text:tab/>531.33<text:tab/>525.57<text:tab/>1.05<text:tab/>0.87<text:tab/>0.63<text:tab/>0.92<text:tab/>0.74</text:span></text:p>
      <text:p text:style-name="P61"><text:span text:style-name="T61_1">534.52<text:tab/>534.15<text:tab/>534.06<text:tab/>531.25<text:tab/>530.09<text:tab/>525.23<text:tab/>0.60<text:tab/>0.60<text:tab/>1.05<text:tab/>0.96<text:tab/>0.62</text:span></text:p>
      <text:p text:style-name="P62"><text:span text:style-name="T62_1">536.87<text:tab/>536.41<text:tab/>536.46<text:tab/>533.74<text:tab/>532.40<text:tab/>526.68<text:tab/>0.92<text:tab/>0.89<text:tab/>1.05<text:tab/>0.60<text:tab/>0.62</text:span></text:p>
      <text:p text:style-name="P63"><text:span text:style-name="T63_1">534.91<text:tab/>534.53<text:tab/>534.47<text:tab/>531.64<text:tab/>530.42<text:tab/>525.22<text:tab/>0.65<text:tab/>0.77<text:tab/>1.05<text:tab/>0.74<text:tab/>1.04</text:span></text:p>
      <text:p text:style-name="P64"><text:span text:style-name="T64_1">531.81<text:tab/>531.52<text:tab/>531.42<text:tab/>529.14<text:tab/>528.28<text:tab/>523.97<text:tab/>0.65<text:tab/>0.77<text:tab/>1.02<text:tab/>0.73<text:tab/>1.00</text:span></text:p>
      <text:p text:style-name="P65"><text:span text:style-name="T65_1">535.58<text:tab/>535.19<text:tab/>535.03<text:tab/>531.69<text:tab/>530.36<text:tab/>525.06<text:tab/>0.92<text:tab/>0.74<text:tab/>0.76<text:tab/>1.05<text:tab/>0.87</text:span></text:p>
      <text:p text:style-name="P66"><text:span text:style-name="T66_1">536.76<text:tab/>536.32<text:tab/>536.27<text:tab/>533.18<text:tab/>531.81<text:tab/>526.15<text:tab/>1.05<text:tab/>1.01<text:tab/>0.76<text:tab/>1.05<text:tab/>0.60</text:span></text:p>
      <text:p text:style-name="P67"><text:span text:style-name="T67_1">535.31<text:tab/>534.91<text:tab/>534.85<text:tab/>531.96<text:tab/>530.69<text:tab/>525.29<text:tab/>0.71<text:tab/>0.75<text:tab/>0.90<text:tab/>0.67<text:tab/>0.90</text:span></text:p>
      <text:p text:style-name="P68"><text:span text:style-name="T68_1">537.00<text:tab/>536.55<text:tab/>536.53<text:tab/>533.48<text:tab/>532.10<text:tab/>526.35<text:tab/>1.02<text:tab/>0.77<text:tab/>1.05<text:tab/>0.61<text:tab/>0.79</text:span></text:p>
      <text:p text:style-name="P69"><text:span text:style-name="T69_1">535.00<text:tab/>534.61<text:tab/>534.57<text:tab/>531.86<text:tab/>530.64<text:tab/>525.40<text:tab/>0.64<text:tab/>0.84<text:tab/>1.04<text:tab/>0.75<text:tab/>0.98</text:span></text:p>
      <text:p text:style-name="P70"><text:span text:style-name="T70_1">534.00<text:tab/>533.63<text:tab/>533.64<text:tab/>531.33<text:tab/>530.27<text:tab/>524.83<text:tab/>1.05<text:tab/>0.87<text:tab/>0.74<text:tab/>0.65<text:tab/>0.74</text:span></text:p>
      <text:p text:style-name="P71"><text:span text:style-name="T71_1">535.28<text:tab/>534.88<text:tab/>534.82<text:tab/>531.90<text:tab/>530.63<text:tab/>525.28<text:tab/>0.72<text:tab/>0.74<text:tab/>0.91<text:tab/>0.71<text:tab/>0.88</text:span></text:p>
      <text:p text:style-name="P72"><text:span text:style-name="T72_1">537.20<text:tab/>536.74<text:tab/>536.73<text:tab/>533.68<text:tab/>532.28<text:tab/>526.46<text:tab/>1.05<text:tab/>0.81<text:tab/>0.98<text:tab/>0.63<text:tab/>0.72</text:span></text:p>
      <text:p text:style-name="P73"><text:span text:style-name="T73_1">536.97<text:tab/>536.52<text:tab/>536.50<text:tab/>533.47<text:tab/>532.09<text:tab/>526.39<text:tab/>1.02<text:tab/>0.75<text:tab/>1.04<text:tab/>0.63<text:tab/>0.72</text:span></text:p>
      <text:p text:style-name="P74"><text:span text:style-name="T74_1">535.14<text:tab/>534.75<text:tab/>534.70<text:tab/>531.87<text:tab/>530.64<text:tab/>525.38<text:tab/>0.69<text:tab/>0.79<text:tab/>1.03<text:tab/>0.75<text:tab/>0.97</text:span></text:p>
      <text:p text:style-name="P75"><text:span text:style-name="T75_1">537.14<text:tab/>536.69<text:tab/>536.67<text:tab/>533.55<text:tab/>532.11<text:tab/>526.10<text:tab/>1.05<text:tab/>0.99<text:tab/>0.60<text:tab/>0.77<text:tab/>0.62</text:span></text:p>
      <text:p text:style-name="P76"><text:span text:style-name="T76_1">535.44<text:tab/>535.04<text:tab/>534.96<text:tab/>531.95<text:tab/>530.67<text:tab/>525.28<text:tab/>0.76<text:tab/>0.70<text:tab/>0.92<text:tab/>0.69<text:tab/>0.91</text:span></text:p>
      <text:p text:style-name="P77"><text:span text:style-name="T77_1">537.32<text:tab/>536.85<text:tab/>536.86<text:tab/>533.86<text:tab/>532.42<text:tab/>526.39<text:tab/>1.05<text:tab/>1.05<text:tab/>0.66<text:tab/>0.76<text:tab/>0.60</text:span></text:p>
      <text:p text:style-name="P78"><text:span text:style-name="T78_1">537.10<text:tab/>536.64<text:tab/>536.64<text:tab/>533.65<text:tab/>532.23<text:tab/>526.24<text:tab/>1.02<text:tab/>1.05<text:tab/>0.66<text:tab/>0.76<text:tab/>0.66</text:span></text:p>
      <text:p text:style-name="P79"><text:span text:style-name="T79_1">535.27<text:tab/>534.88<text:tab/>534.79<text:tab/>531.78<text:tab/>530.51<text:tab/>525.19<text:tab/>0.74<text:tab/>0.68<text:tab/>0.95<text:tab/>0.71<text:tab/>0.93</text:span></text:p>
      <text:p text:style-name="P80"><text:span text:style-name="T80_1">537.35<text:tab/>536.88<text:tab/>536.89<text:tab/>533.90<text:tab/>532.48<text:tab/>526.58<text:tab/>1.05<text:tab/>0.88<text:tab/>0.91<text:tab/>0.63<text:tab/>0.65</text:span></text:p>
      <text:p text:style-name="P81"><text:span text:style-name="T81_1">535.06<text:tab/>534.68<text:tab/>534.62<text:tab/>531.78<text:tab/>530.55<text:tab/>525.32<text:tab/>0.68<text:tab/>0.78<text:tab/>1.03<text:tab/>0.76<text:tab/>0.98</text:span></text:p>
      <text:p text:style-name="P82"><text:span text:style-name="T82_1">537.12<text:tab/>536.67<text:tab/>536.65<text:tab/>533.55<text:tab/>532.12<text:tab/>526.13<text:tab/>1.05<text:tab/>1.03<text:tab/>0.61<text:tab/>0.81<text:tab/>0.63</text:span></text:p>
      <text:p text:style-name="P83"><text:span text:style-name="T83_1">537.21<text:tab/>536.74<text:tab/>536.76<text:tab/>533.79<text:tab/>532.36<text:tab/>526.32<text:tab/>1.02<text:tab/>1.05<text:tab/>0.63<text:tab/>0.73<text:tab/>0.60</text:span></text:p>
      <text:p text:style-name="P84"><text:span text:style-name="T84_1">535.32<text:tab/>534.92<text:tab/>534.85<text:tab/>531.88<text:tab/>530.60<text:tab/>525.25<text:tab/>0.74<text:tab/>0.74<text:tab/>0.91<text:tab/>0.73<text:tab/>0.91</text:span></text:p>
      <text:p text:style-name="P85"><text:span text:style-name="T85_1">537.33<text:tab/>536.85<text:tab/>536.89<text:tab/>534.01<text:tab/>532.61<text:tab/>526.75<text:tab/>1.02<text:tab/>0.91<text:tab/>1.01<text:tab/>0.60<text:tab/>0.68</text:span></text:p>
      <text:p text:style-name="P86"><text:span text:style-name="T86_1">535.07<text:tab/>534.68<text:tab/>534.62<text:tab/>531.77<text:tab/>530.54<text:tab/>525.31<text:tab/>0.69<text:tab/>0.79<text:tab/>1.03<text:tab/>0.78<text:tab/>1.00</text:span></text:p>
      <text:p text:style-name="P87"><text:span text:style-name="T87_1">537.29<text:tab/>536.82<text:tab/>536.83<text:tab/>533.79<text:tab/>532.36<text:tab/>526.31<text:tab/>1.05<text:tab/>1.04<text:tab/>0.64<text:tab/>0.76<text:tab/>0.62</text:span></text:p>
      <text:p text:style-name="P88"><text:span text:style-name="T88_1">537.25<text:tab/>536.78<text:tab/>536.80<text:tab/>533.80<text:tab/>532.37<text:tab/>526.34<text:tab/>1.03<text:tab/>1.05<text:tab/>0.65<text:tab/>0.75<text:tab/>0.61</text:span></text:p>
      <text:p text:style-name="P89"><text:span text:style-name="T89_1">532.34<text:tab/>532.04<text:tab/>531.93<text:tab/>529.33<text:tab/>528.33<text:tab/>523.59<text:tab/>0.76<text:tab/>0.75<text:tab/>0.90<text:tab/>0.75<text:tab/>0.89</text:span></text:p>
      <text:p text:style-name="P90"><text:span text:style-name="T90_1">537.33<text:tab/>536.85<text:tab/>536.88<text:tab/>533.96<text:tab/>532.56<text:tab/>526.70<text:tab/>1.04<text:tab/>0.90<text:tab/>1.00<text:tab/>0.64<text:tab/>0.67</text:span></text:p>
      <text:p text:style-name="P91"><text:span text:style-name="T91_1">537.52<text:tab/>537.04<text:tab/>537.08<text:tab/>534.17<text:tab/>532.76<text:tab/>526.85<text:tab/>1.05<text:tab/>0.89<text:tab/>0.99<text:tab/>0.60<text:tab/>0.62</text:span></text:p>
      <text:p text:style-name="P92"><text:span text:style-name="T92_1">535.34<text:tab/>534.94<text:tab/>534.89<text:tab/>532.04<text:tab/>530.79<text:tab/>525.47<text:tab/>0.73<text:tab/>0.80<text:tab/>1.04<text:tab/>0.74<text:tab/>0.98</text:span></text:p>
      <text:p text:style-name="P93"><text:span text:style-name="T93_1">535.17<text:tab/>534.78<text:tab/>534.71<text:tab/>531.84<text:tab/>530.59<text:tab/>525.31<text:tab/>0.70<text:tab/>0.77<text:tab/>1.01<text:tab/>0.74<text:tab/>0.98</text:span></text:p>
      <text:p text:style-name="P94"><text:span text:style-name="T94_1">537.25<text:tab/>536.78<text:tab/>536.79<text:tab/>533.79<text:tab/>532.37<text:tab/>526.38<text:tab/>1.04<text:tab/>1.04<text:tab/>0.69<text:tab/>0.78<text:tab/>0.60</text:span></text:p>
      <text:p text:style-name="P95"><text:span text:style-name="T95_1">537.31<text:tab/>536.84<text:tab/>536.86<text:tab/>533.87<text:tab/>532.43<text:tab/>526.39<text:tab/>1.04<text:tab/>1.05<text:tab/>0.68<text:tab/>0.73<text:tab/>0.63</text:span></text:p>
      <text:p text:style-name="P96"><text:span text:style-name="T96_1">535.54<text:tab/>535.14<text:tab/>535.08<text:tab/>532.15<text:tab/>530.87<text:tab/>525.43<text:tab/>0.76<text:tab/>0.78<text:tab/>0.91<text:tab/>0.71<text:tab/>0.88</text:span></text:p>
      <text:p text:style-name="P97"><text:span text:style-name="T97_1">532.03<text:tab/>531.73<text:tab/>531.64<text:tab/>529.42<text:tab/>528.56<text:tab/>524.19<text:tab/>0.69<text:tab/>0.80<text:tab/>1.03<text:tab/>0.72<text:tab/>1.01</text:span></text:p>
      <text:p text:style-name="P98"><text:span text:style-name="T98_1">535.15<text:tab/>534.76<text:tab/>534.70<text:tab/>531.85<text:tab/>530.60<text:tab/>525.33<text:tab/>0.70<text:tab/>0.80<text:tab/>1.03<text:tab/>0.74<text:tab/>1.03</text:span></text:p>
      <text:p text:style-name="P99"><text:span text:style-name="T99_1">537.19<text:tab/>536.73<text:tab/>536.73<text:tab/>533.68<text:tab/>532.25<text:tab/>526.24<text:tab/>1.04<text:tab/>1.04<text:tab/>0.63<text:tab/>0.78<text:tab/>0.62</text:span></text:p>
      <text:p text:style-name="P100"><text:span text:style-name="T100_1">537.28<text:tab/>536.81<text:tab/>536.81<text:tab/>533.79<text:tab/>532.35<text:tab/>526.32<text:tab/>1.05<text:tab/>1.05<text:tab/>0.64<text:tab/>0.77<text:tab/>0.61</text:span></text:p>
      <text:p text:style-name="P101"><text:span text:style-name="T101_1">535.55<text:tab/>535.14<text:tab/>535.09<text:tab/>532.17<text:tab/>530.89<text:tab/>525.46<text:tab/>0.77<text:tab/>0.79<text:tab/>0.90<text:tab/>0.74<text:tab/>0.84</text:span></text:p>
      <text:p text:style-name="P102"><text:span text:style-name="T102_1">535.62<text:tab/>535.22<text:tab/>535.15<text:tab/>532.16<text:tab/>530.86<text:tab/>525.43<text:tab/>0.80<text:tab/>0.78<text:tab/>0.91<text:tab/>0.76<text:tab/>0.88</text:span></text:p>
      <text:p text:style-name="P103"/>
      <text:p text:style-name="P10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